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Poi</text:p>
          </table:table-cell>
          <table:table-cell office:value-type="string">
            <text:p>poi_type_id</text:p>
          </table:table-cell>
        </table:table-row>
        <table:table-row table:style-name="ro2">
          <table:table-cell table:number-columns-repeated="7"/>
          <table:table-cell office:value-type="string">
            <text:p>PoiType</text:p>
          </table:table-cell>
          <table:table-cell office:value-type="string">
            <text:p>New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number-columns-repeated="7"/>
          <table:table-cell office:value-type="string">
            <text:p>RoutePoint</text:p>
          </table:table-cell>
          <table:table-cell office:value-type="string">
            <text:p>pop route_id</text:p>
          </table:table-cell>
        </table:table-row>
        <table:table-row table:style-name="ro2">
          <table:table-cell table:number-columns-repeated="7"/>
          <table:table-cell office:value-type="string">
            <text:p>ParkAlias</text:p>
          </table:table-cell>
          <table:table-cell office:value-type="string">
            <text:p>New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>
            <text:p>node</text:p>
          </table:table-cell>
          <table:table-cell table:style-name="ce1" office:value-type="string">
            <text:p>poi</text:p>
          </table:table-cell>
          <table:table-cell table:style-name="ce1" office:value-type="string">
            <text:p>poitype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id</text:p>
          </table:table-cell>
          <table:table-cell office:value-type="string">
            <text:p>poitype_id</text:p>
          </table:table-cell>
          <table:table-cell office:value-type="string">
            <text:p>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oi_id</text:p>
          </table:table-cell>
          <table:table-cell office:value-type="string">
            <text:p>lat,long,height</text:p>
          </table:table-cell>
          <table:table-cell office:value-type="string">
            <text:p>icon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park_id</text:p>
          </table:table-cell>
          <table:table-cell office:value-type="string">
            <text:p>highlightIco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name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>
            <text:p>routePoint</text:p>
          </table:table-cell>
          <table:table-cell table:style-name="ce1" office:value-type="string">
            <text:p>route</text:p>
          </table:table-cell>
          <table:table-cell table:style-name="ce1" office:value-type="string">
            <text:p>par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lat,long,height</text:p>
          </table:table-cell>
          <table:table-cell office:value-type="string">
            <text:p>dis</text:p>
          </table:table-cell>
          <table:table-cell office:value-type="string">
            <text:p>nam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route_id</text:p>
          </table:table-cell>
          <table:table-cell office:value-type="string">
            <text:p>park_id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>
            <text:p>pair</text:p>
          </table:table-cell>
          <table:table-cell table:style-name="ce1" office:value-type="string">
            <text:p>parkAliases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string">
            <text:p>i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route_id</text:p>
          </table:table-cell>
          <table:table-cell office:value-type="string">
            <text:p>park_i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name</text:p>
          </table:table-cell>
          <table:table-cell table:number-columns-repeated="5"/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id</text:p>
          </table:table-cell>
          <table:table-cell office:value-type="string">
            <text:p>alias</text:p>
          </table:table-cell>
          <table:table-cell office:value-type="string">
            <text:p>park_id</text:p>
          </table:table-cell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string">
            <text:p>adk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office:value-type="string">
            <text:p>cat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number-rows-repeated="104856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9T20:58:34</meta:creation-date>
    <dc:date>2013-08-10T01:20:48</dc:date>
    <meta:editing-duration>PT3H51M52S</meta:editing-duration>
    <meta:editing-cycles>1</meta:editing-cycles>
    <meta:document-statistic meta:table-count="3" meta:cell-count="49" meta:object-count="0"/>
    <meta:generator>LibreOffice/3.5$Linux_x86 LibreOffice_project/350m1$Build-2</meta:generator>
  </office:meta>
</office:document-meta>
</file>